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011cm" table:align="left"/>
    </style:style>
    <style:style style:name="Table1.A" style:family="table-column">
      <style:table-column-properties style:column-width="0.247cm"/>
    </style:style>
    <style:style style:name="Table1.B" style:family="table-column">
      <style:table-column-properties style:column-width="6.765cm"/>
    </style:style>
    <style:style style:name="Table1.A1" style:family="table-cell">
      <style:table-cell-properties style:vertical-align="middle"/>
    </style:style>
    <style:style style:name="Table1.B1" style:family="table-cell">
      <style:table-cell-properties style:vertical-align="middle" fo:background-color="#87d1d1">
        <style:background-image/>
      </style:table-cell-properties>
    </style:style>
    <style:style style:name="Table2" style:family="table">
      <style:table-properties style:width="5.119cm" table:align="left"/>
    </style:style>
    <style:style style:name="Table2.A" style:family="table-column">
      <style:table-column-properties style:column-width="0.247cm"/>
    </style:style>
    <style:style style:name="Table2.B" style:family="table-column">
      <style:table-column-properties style:column-width="4.872cm"/>
    </style:style>
    <style:style style:name="Table2.A1" style:family="table-cell">
      <style:table-cell-properties style:vertical-align="middle"/>
    </style:style>
    <style:style style:name="Table3" style:family="table">
      <style:table-properties style:width="6.906cm" table:align="left"/>
    </style:style>
    <style:style style:name="Table3.A" style:family="table-column">
      <style:table-column-properties style:column-width="0.247cm"/>
    </style:style>
    <style:style style:name="Table3.B" style:family="table-column">
      <style:table-column-properties style:column-width="6.659cm"/>
    </style:style>
    <style:style style:name="Table3.A1" style:family="table-cell">
      <style:table-cell-properties style:vertical-align="middle"/>
    </style:style>
    <style:style style:name="Table4" style:family="table">
      <style:table-properties style:width="3.096cm" table:align="left"/>
    </style:style>
    <style:style style:name="Table4.A" style:family="table-column">
      <style:table-column-properties style:column-width="0.247cm"/>
    </style:style>
    <style:style style:name="Table4.B" style:family="table-column">
      <style:table-column-properties style:column-width="2.849cm"/>
    </style:style>
    <style:style style:name="Table4.A1" style:family="table-cell">
      <style:table-cell-properties style:vertical-align="middle"/>
    </style:style>
    <style:style style:name="Table5" style:family="table">
      <style:table-properties style:width="7.408cm" table:align="left"/>
    </style:style>
    <style:style style:name="Table5.A" style:family="table-column">
      <style:table-column-properties style:column-width="0.247cm"/>
    </style:style>
    <style:style style:name="Table5.B" style:family="table-column">
      <style:table-column-properties style:column-width="7.161cm"/>
    </style:style>
    <style:style style:name="Table5.A1" style:family="table-cell">
      <style:table-cell-properties style:vertical-align="middle"/>
    </style:style>
    <style:style style:name="Table6" style:family="table">
      <style:table-properties style:width="4.895cm" table:align="left"/>
    </style:style>
    <style:style style:name="Table6.A" style:family="table-column">
      <style:table-column-properties style:column-width="0.247cm"/>
    </style:style>
    <style:style style:name="Table6.B" style:family="table-column">
      <style:table-column-properties style:column-width="4.648cm"/>
    </style:style>
    <style:style style:name="Table6.A1" style:family="table-cell">
      <style:table-cell-properties style:vertical-align="middle"/>
    </style:style>
    <style:style style:name="Table7" style:family="table">
      <style:table-properties style:width="7.408cm" table:align="left"/>
    </style:style>
    <style:style style:name="Table7.A" style:family="table-column">
      <style:table-column-properties style:column-width="0.247cm"/>
    </style:style>
    <style:style style:name="Table7.B" style:family="table-column">
      <style:table-column-properties style:column-width="7.161cm"/>
    </style:style>
    <style:style style:name="Table7.A1" style:family="table-cell">
      <style:table-cell-properties style:vertical-align="middle"/>
    </style:style>
    <style:style style:name="Table8" style:family="table">
      <style:table-properties style:width="10.901cm" table:align="left"/>
    </style:style>
    <style:style style:name="Table8.A" style:family="table-column">
      <style:table-column-properties style:column-width="0.247cm"/>
    </style:style>
    <style:style style:name="Table8.B" style:family="table-column">
      <style:table-column-properties style:column-width="10.654cm"/>
    </style:style>
    <style:style style:name="Table8.A1" style:family="table-cell">
      <style:table-cell-properties style:vertical-align="middle"/>
    </style:style>
    <style:style style:name="P1" style:family="paragraph" style:parent-style-name="Text_20_body">
      <style:text-properties officeooo:paragraph-rsid="0016b61f"/>
    </style:style>
    <style:style style:name="P2" style:family="paragraph" style:parent-style-name="Text_20_body">
      <style:text-properties fo:font-weight="bold" officeooo:paragraph-rsid="0016b61f" style:font-weight-asian="bold" style:font-weight-complex="bold"/>
    </style:style>
    <style:style style:name="P3" style:family="paragraph" style:parent-style-name="Text_20_body">
      <style:paragraph-properties fo:margin-top="0cm" fo:margin-bottom="0cm" loext:contextual-spacing="false"/>
    </style:style>
    <style:style style:name="P4" style:family="paragraph" style:parent-style-name="Table_20_Contents">
      <style:text-properties officeooo:paragraph-rsid="0015340e"/>
    </style:style>
    <style:style style:name="P5" style:family="paragraph" style:parent-style-name="Table_20_Contents">
      <style:text-properties officeooo:paragraph-rsid="0016b61f"/>
    </style:style>
    <style:style style:name="T1" style:family="text">
      <style:text-properties fo:font-style="italic"/>
    </style:style>
    <style:style style:name="T2" style:family="text">
      <style:text-properties fo:color="#ff6600"/>
    </style:style>
    <style:style style:name="T3" style:family="text">
      <style:text-properties fo:color="#0000ff"/>
    </style:style>
    <style:style style:name="T4" style:family="text">
      <style:text-properties officeooo:rsid="0015340e"/>
    </style:style>
    <style:style style:name="T5" style:family="text">
      <style:text-properties fo:font-weight="bold" style:font-weight-asian="bold" style:font-weight-complex="bold"/>
    </style:style>
    <style:style style:name="T6" style:family="text">
      <style:text-properties fo:font-weight="bold" officeooo:rsid="0015340e" style:font-weight-asian="bold" style:font-weight-complex="bold"/>
    </style:style>
    <style:style style:name="T7" style:family="text">
      <style:text-properties fo:font-weight="bold" officeooo:rsid="0017302a" style:font-weight-asian="bold" style:font-weight-complex="bold"/>
    </style:style>
    <style:style style:name="T8" style:family="text">
      <style:text-properties officeooo:rsid="0017302a"/>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Pull Docker Images and Run Docker Containers</text:h>
      <text:p text:style-name="Text_20_body"><text:a xlink:type="simple" xlink:href="http://www.servermom.org/pull-docker-images-run-docker-containers/" text:style-name="Internet_20_link" text:visited-style-name="Visited_20_Internet_20_Link">http://www.servermom.org/pull-docker-images-run-docker-containers/</text:a></text:p>
      <text:section text:style-name="Sect1" text:name="post-3225">
        <text:p text:style-name="P3"><text:a xlink:type="simple" xlink:href="http://www.servermom.org/author/sawiyati/" text:style-name="Internet_20_link" text:visited-style-name="Visited_20_Internet_20_Link">Sawiyati</text:a> | March 10th, 2016 | <text:a xlink:type="simple" xlink:href="http://www.servermom.org/how-to/" text:style-name="Internet_20_link" text:visited-style-name="Visited_20_Internet_20_Link">How To</text:a> | <text:a xlink:type="simple" xlink:href="http://www.servermom.org/pull-docker-images-run-docker-containers/3225/#respond" text:style-name="Internet_20_link" text:visited-style-name="Visited_20_Internet_20_Link">No Comments</text:a></text:p>
        <text:section text:style-name="Sect1" text:name="bsap_1293333">
          <text:p text:style-name="P3"><text:s/><text:a xlink:type="simple" xlink:href="http://www.buysellads.com/buy/detail/226250/zone/1293333?utm_source=site_226250&amp;utm_medium=website&amp;utm_campaign=imagetext&amp;utm_content=zone_1293333" text:style-name="Internet_20_link" text:visited-style-name="Visited_20_Internet_20_Link">ads by BSA</text:a> </text:p>
        </text:section>
        <text:p text:style-name="Text_20_body">Here are step-by-step instructions on how to pull Docker images from the repository and run containers using the images. You will need to have a server running Docker to perform below tasks. If you don’t have one, and you have an Ubuntu server lying around, you may refer to our previous <text:bookmark text:name="IL_AD3"/>article on <text:a xlink:type="simple" xlink:href="http://servermom.wpengine.com/install-docker-ubuntu-server/3190/" office:target-frame-name="_blank" xlink:show="new" text:style-name="Internet_20_link" text:visited-style-name="Visited_20_Internet_20_Link">how to install Docker on an Ubuntu server</text:a>.</text:p>
        <text:p text:style-name="P1">The command <text:bookmark text:name="IL_AD1"/>examples here were done on an Ubuntu virtual machine hosted in <text:a xlink:type="simple" xlink:href="http://www.simplercloud.com/" office:target-frame-name="_blank" xlink:show="new" text:style-name="Internet_20_link" text:visited-style-name="Visited_20_Internet_20_Link">SimplerCloud</text:a>, however the same commands will also work on Docker running on any other platforms (such as CentOS, Fedora, Debian etc). Since root account was being used, <text:span text:style-name="T1">sudo</text:span> command was omitted on most of the steps. If you are using a non-root user with sudo access on a Debian or Ubuntu environment, please append <text:span text:style-name="T1">sudo</text:span> in front of each command (e.g. <text:span text:style-name="T1">sudo service docker status</text:span> instead of <text:span text:style-name="T1">service docker status</text:span>).</text:p>
        <text:p text:style-name="P2"><text:bookmark text:name="aswift_0_anchor"/><text:bookmark text:name="aswift_0_expand"/>Basic Docker Commands</text:p>
        <text:p text:style-name="Text_20_body">You can verify if the Docker daemon is running on your server by running below commands:</text:p>
        <text:section text:style-name="Sect1" text:name="highlighter_643662">
          <table:table table:name="Table1" table:style-name="Table1">
            <table:table-column table:style-name="Table1.A"/>
            <table:table-column table:style-name="Table1.B"/>
            <table:table-row>
              <table:table-cell table:style-name="Table1.A1" office:value-type="string">
                <text:p text:style-name="Table_20_Contents">1</text:p>
              </table:table-cell>
              <table:table-cell table:style-name="Table1.B1" office:value-type="string">
                <text:p text:style-name="P4"><text:span text:style-name="Source_20_Text"><text:span text:style-name="T6">sudo </text:span></text:span><text:span text:style-name="Source_20_Text">service docker status</text:span></text:p>
              </table:table-cell>
            </table:table-row>
          </table:table>
        </text:section>
        <text:p text:style-name="Text_20_body">or</text:p>
        <text:section text:style-name="Sect1" text:name="highlighter_355163">
          <table:table table:name="Table2" table:style-name="Table2">
            <table:table-column table:style-name="Table2.A"/>
            <table:table-column table:style-name="Table2.B"/>
            <table:table-row>
              <table:table-cell table:style-name="Table2.A1" office:value-type="string">
                <text:p text:style-name="Table_20_Contents">1</text:p>
              </table:table-cell>
              <table:table-cell table:style-name="Table2.A1" office:value-type="string">
                <text:p text:style-name="Table_20_Contents"><text:span text:style-name="Source_20_Text">ps</text:span> <text:span text:style-name="Source_20_Text">awx | grep</text:span> <text:span text:style-name="Source_20_Text">docker</text:span></text:p>
              </table:table-cell>
            </table:table-row>
          </table:table>
        </text:section>
        <text:p text:style-name="Text_20_body">You can see that the Docker is already running on pid 2836. If for some reason, the Docker daemon is not running, you can start the daemon by running below command:</text:p>
        <text:section text:style-name="Sect1" text:name="highlighter_688434">
          <table:table table:name="Table3" table:style-name="Table3">
            <table:table-column table:style-name="Table3.A"/>
            <table:table-column table:style-name="Table3.B"/>
            <table:table-row>
              <table:table-cell table:style-name="Table3.A1" office:value-type="string">
                <text:p text:style-name="Table_20_Contents">1</text:p>
              </table:table-cell>
              <table:table-cell table:style-name="Table3.A1" office:value-type="string">
                <text:p text:style-name="P4"><text:span text:style-name="Source_20_Text"><text:span text:style-name="T6">sudo </text:span></text:span><text:span text:style-name="Source_20_Text">service docker start</text:span></text:p>
              </table:table-cell>
            </table:table-row>
          </table:table>
        </text:section>
        <text:p text:style-name="Text_20_body">To start using Docker and list down the available commands, type:</text:p>
        <text:section text:style-name="Sect1" text:name="highlighter_408910">
          <table:table table:name="Table4" table:style-name="Table4">
            <table:table-column table:style-name="Table4.A"/>
            <table:table-column table:style-name="Table4.B"/>
            <table:table-row>
              <table:table-cell table:style-name="Table4.A1" office:value-type="string">
                <text:p text:style-name="Table_20_Contents">1</text:p>
              </table:table-cell>
              <table:table-cell table:style-name="Table4.A1" office:value-type="string">
                <text:p text:style-name="P4"><text:span text:style-name="Source_20_Text"><text:span text:style-name="T6">sudo </text:span></text:span><text:span text:style-name="Source_20_Text">docker</text:span></text:p>
              </table:table-cell>
            </table:table-row>
          </table:table>
        </text:section>
        <text:p text:style-name="Text_20_body">To check the Docker information, use “<text:span text:style-name="T6">sudo</text:span><text:span text:style-name="T4"> </text:span><text:span text:style-name="Strong_20_Emphasis">docker info</text:span>” command.</text:p>
        <text:p text:style-name="Text_20_body">To check the Docker version, use “<text:span text:style-name="T6">sudo</text:span><text:span text:style-name="T4"> </text:span><text:span text:style-name="Strong_20_Emphasis">docker version</text:span>” command.</text:p>
        <text:h text:style-name="Heading_20_3" text:outline-level="3">How to work with Docker images</text:h>
        <text:p text:style-name="P1">To search for available Docker images, use “<text:span text:style-name="T6">sudo </text:span><text:span text:style-name="Strong_20_Emphasis">docker search</text:span>” command. For example, to list down available images for Ubuntu, use “<text:span text:style-name="T6">sudo </text:span><text:span text:style-name="Strong_20_Emphasis">docker search ubuntu</text:span>” command.</text:p>
        <text:p text:style-name="Text_20_body">You might notice that in addition to the official Ubuntu Docker images (those which are marked <text:span text:style-name="Strong_20_Emphasis">OFFICIAL = [OK]</text:span>), there are also some additional images uploaded by members of the community. Those images are normally started with the username of the member, e.g. <text:span text:style-name="Emphasis"><text:span text:style-name="Strong_20_Emphasis">esycat/ubuntu</text:span></text:span> or <text:span text:style-name="Emphasis"><text:span text:style-name="Strong_20_Emphasis">zoni/ubuntu</text:span></text:span>. Those are custom images made by the users mainly for their own purposes and you <text:soft-page-break/>should refrain from pulling third-party images unless you know what you are doing. For security reasons, it’s advisable for you to stick with the official Docker images provided.</text:p>
        <text:p text:style-name="P1">To pull an <text:bookmark text:name="IL_AD4"/>image, use “<text:span text:style-name="T6">sudo </text:span><text:span text:style-name="Strong_20_Emphasis">docker pull</text:span>” command. For example, if you want to pull the official Ubuntu image:</text:p>
        <text:section text:style-name="Sect1" text:name="highlighter_345062">
          <table:table table:name="Table5" table:style-name="Table5">
            <table:table-column table:style-name="Table5.A"/>
            <table:table-column table:style-name="Table5.B"/>
            <table:table-row>
              <table:table-cell table:style-name="Table5.A1" office:value-type="string">
                <text:p text:style-name="Table_20_Contents">1</text:p>
              </table:table-cell>
              <table:table-cell table:style-name="Table5.A1" office:value-type="string">
                <text:p text:style-name="P5"><text:span text:style-name="Source_20_Text"><text:span text:style-name="T6">sudo </text:span></text:span><text:span text:style-name="Source_20_Text">docker pull ubuntu</text:span></text:p>
              </table:table-cell>
            </table:table-row>
          </table:table>
        </text:section>
        <text:p text:style-name="Text_20_body">To list down all Docker images currently on your server, use “<text:span text:style-name="T5">sudo</text:span> <text:span text:style-name="Strong_20_Emphasis">docker images</text:span>” command.</text:p>
        <text:p text:style-name="Text_20_body">You can see that the latest Ubuntu images you have just pulled appears on <text:bookmark text:name="IL_AD2"/>the list, in addition to the default hello-world Docker image, which is already installed by default.</text:p>
        <text:h text:style-name="Heading_20_3" text:outline-level="3">How to work with Docker containers?</text:h>
        <text:p text:style-name="Text_20_body">To check the list of Docker containers which are running on your server, use “<text:span text:style-name="T7">sudo</text:span><text:span text:style-name="T8"> </text:span><text:span text:style-name="Strong_20_Emphasis">docker ps</text:span>” command.</text:p>
        <text:p text:style-name="Text_20_body">You can see that there are no containers running yet. To list all the available containers on your server, even though it’s not running, use “<text:span text:style-name="Strong_20_Emphasis">-l</text:span>” option on “<text:span text:style-name="Strong_20_Emphasis">docker ps</text:span>” command:</text:p>
        <text:section text:style-name="Sect1" text:name="highlighter_831107">
          <table:table table:name="Table6" table:style-name="Table6">
            <table:table-column table:style-name="Table6.A"/>
            <table:table-column table:style-name="Table6.B"/>
            <table:table-row>
              <table:table-cell table:style-name="Table6.A1" office:value-type="string">
                <text:p text:style-name="Table_20_Contents">1</text:p>
              </table:table-cell>
              <table:table-cell table:style-name="Table6.A1" office:value-type="string">
                <text:p text:style-name="P5"><text:span text:style-name="Source_20_Text"><text:span text:style-name="T6">sudo </text:span></text:span><text:span text:style-name="Source_20_Text">docker ps</text:span> <text:span text:style-name="Source_20_Text">-l</text:span></text:p>
              </table:table-cell>
            </table:table-row>
          </table:table>
        </text:section>
        <text:p text:style-name="Text_20_body">Let’s try to run the hello-world container. Use “<text:span text:style-name="Emphasis">docker run hello-world</text:span>” command to run the container.</text:p>
        <text:section text:style-name="Sect1" text:name="highlighter_751275">
          <table:table table:name="Table7" table:style-name="Table7">
            <table:table-column table:style-name="Table7.A"/>
            <table:table-column table:style-name="Table7.B"/>
            <table:table-row>
              <table:table-cell table:style-name="Table7.A1" office:value-type="string">
                <text:p text:style-name="Table_20_Contents">1</text:p>
              </table:table-cell>
              <table:table-cell table:style-name="Table7.A1" office:value-type="string">
                <text:p text:style-name="P5"><text:span text:style-name="Source_20_Text"><text:span text:style-name="T6">sudo </text:span></text:span><text:span text:style-name="Source_20_Text">docker run hello-world</text:span></text:p>
              </table:table-cell>
            </table:table-row>
          </table:table>
        </text:section>
        <text:p text:style-name="Text_20_body">You can also use the “docker run” command to create a new Docker container. For example, below is the command on how to create a Docker container using the Ubuntu image which we have just pulled earlier:</text:p>
        <text:section text:style-name="Sect1" text:name="highlighter_911720">
          <table:table table:name="Table8" table:style-name="Table8">
            <table:table-column table:style-name="Table8.A"/>
            <table:table-column table:style-name="Table8.B"/>
            <table:table-row>
              <table:table-cell table:style-name="Table8.A1" office:value-type="string">
                <text:p text:style-name="Table_20_Contents">1</text:p>
              </table:table-cell>
              <table:table-cell table:style-name="Table8.A1" office:value-type="string">
                <text:p text:style-name="P5"><text:span text:style-name="Source_20_Text"><text:span text:style-name="T6">sudo </text:span></text:span><text:span text:style-name="Source_20_Text">docker run -i -t ubuntu /bin/bash</text:span></text:p>
              </table:table-cell>
            </table:table-row>
          </table:table>
        </text:section>
        <text:p text:style-name="Text_20_body">The command will start the container, and you will then be redirected to the bash shell of your newly created Ubuntu container. If you notice, the “<text:span text:style-name="Strong_20_Emphasis">root@9699ad7bcc88:/#</text:span>” prompt is actually the bash shell prompt within the Ubuntu container that we have just created.</text:p>
        <text:p text:style-name="Text_20_body">You can also run normal Linux commands such as “<text:span text:style-name="Strong_20_Emphasis">df</text:span>” and “<text:span text:style-name="Strong_20_Emphasis">uname -a</text:span>” inside the container.</text:p>
        <text:p text:style-name="Text_20_body">To exit the container, just type “<text:span text:style-name="Strong_20_Emphasis">exit</text:span>” on the terminal shell.</text:p>
        <text:p text:style-name="Text_20_body">You will then be re-directed back to the parent operating system. Note that when you exit, the container will also be stopped. You can verify by performing another “<text:span text:style-name="Strong_20_Emphasis">docker ps -l</text:span>“ command.</text:p>
        <text:p text:style-name="Text_20_body">That’s it, you have managed to run a Docker container on your server.</text:p>
        <text:p text:style-name="Text_20_body"><text:span text:style-name="T2">Next article:</text:span> <text:a xlink:type="simple" xlink:href="http://servermom.wpengine.com/build-docker-push-images-hub-repository/3264/" office:target-frame-name="_blank" xlink:show="new" text:style-name="Internet_20_link" text:visited-style-name="Visited_20_Internet_20_Link"><text:span text:style-name="Strong_20_Emphasis">how to create your own images </text:span></text:a><text:a xlink:type="simple" xlink:href="http://servermom.wpengine.com/build-docker-push-images-hub-repository/3264/" office:target-frame-name="_blank" xlink:show="new" text:style-name="Internet_20_link" text:visited-style-name="Visited_20_Internet_20_Link"><text:span text:style-name="Emphasis">(update and commit the images)</text:span></text:a><text:a xlink:type="simple" xlink:href="http://servermom.wpengine.com/build-docker-push-images-hub-repository/3264/" office:target-frame-name="_blank" xlink:show="new" text:style-name="Internet_20_link" text:visited-style-name="Visited_20_Internet_20_Link"><text:span text:style-name="Strong_20_Emphasis">, and push your images into the Docker Hub repository</text:span></text:a><text:span text:style-name="Strong_20_Emphasis">.</text:span></text:p>
        <text:p text:style-name="Text_20_body"><text:span text:style-name="T3">Disclaimer :</text:span> This is another great guest post article by <text:span text:style-name="Strong_20_Emphasis">Indra Pramana</text:span> from <text:a xlink:type="simple" xlink:href="http://www.simplercloud.com/" office:target-frame-name="_blank" xlink:show="new" text:style-name="Internet_20_link" text:visited-style-name="Visited_20_Internet_20_Link">SimplerCloud.com</text:a>, a cloud servers provider from Singapore with solutions built from the ground up to provide truly real-time, scalable and easily managed cloud infrastructure for start-ups, developers and business throughout Asia.</text:p>
      </text:section>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3:17:42.313883692</meta:creation-date>
    <dc:date>2018-11-02T14:35:17.884489458</dc:date>
    <meta:editing-duration>PT16M41S</meta:editing-duration>
    <meta:editing-cycles>4</meta:editing-cycles>
    <meta:generator>LibreOffice/6.0.6.2$Linux_X86_64 LibreOffice_project/00m0$Build-2</meta:generator>
    <meta:document-statistic meta:table-count="8" meta:image-count="0" meta:object-count="0" meta:page-count="2" meta:paragraph-count="47" meta:word-count="767" meta:character-count="4513" meta:non-whitespace-character-count="3791"/>
  </office:meta>
</office:document-meta>
</file>